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d28" officeooo:paragraph-rsid="00062d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NEVNIK</text:p>
      <text:p text:style-name="P1"/>
      <text:p text:style-name="P1">Lep pozdrav v mojem dnevniku. Danes je četrtek, 16.7.2020. Ura je 14.00.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3:58:44.992537445</meta:creation-date>
    <dc:date>2020-07-16T14:00:11.767713785</dc:date>
    <meta:editing-duration>PT1M27S</meta:editing-duration>
    <meta:editing-cycles>1</meta:editing-cycles>
    <meta:document-statistic meta:table-count="0" meta:image-count="0" meta:object-count="0" meta:page-count="1" meta:paragraph-count="2" meta:word-count="13" meta:character-count="80" meta:non-whitespace-character-count="68"/>
    <meta:generator>LibreOffice/6.4.4.2$Linux_X86_64 LibreOffice_project/40$Build-2</meta:generator>
  </office:meta>
</office:document-meta>
</file>